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Test 1 V1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10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0043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0.01279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.3172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1.247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 1 V2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.8E-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0034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0.01284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0.32234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.247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 2 V1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.5E-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.0032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01197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.2777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1.033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 2 V2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.8E-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0034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0.01284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0.32234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.2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7:56:27.357459614</meta:creation-date>
    <dc:date>2017-10-15T18:54:26.774240059</dc:date>
    <meta:editing-duration>PT47M49S</meta:editing-duration>
    <meta:editing-cycles>1</meta:editing-cycles>
    <meta:document-statistic meta:table-count="1" meta:cell-count="72" meta:object-count="0"/>
    <meta:generator>LibreOffice/5.3.1.2$Linux_X86_64 LibreOffice_project/30m0$Build-2</meta:generator>
  </office:meta>
</office:document-meta>
</file>